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le1" style:family="table">
      <style:table-properties style:width="17.009cm" fo:margin-left="0cm" table:align="left"/>
    </style:style>
    <style:style style:name="Tabelle1.A" style:family="table-column">
      <style:table-column-properties style:column-width="5.897cm"/>
    </style:style>
    <style:style style:name="Tabelle1.B" style:family="table-column">
      <style:table-column-properties style:column-width="11.113cm"/>
    </style:style>
    <style:style style:name="Tabelle1.A1" style:family="table-cell">
      <style:table-cell-properties fo:padding-left="0.191cm" fo:padding-right="0.191cm" fo:padding-top="0.101cm" fo:padding-bottom="0.101cm" fo:border="0.5pt solid #bfbfbf" style:writing-mode="lr-tb"/>
    </style:style>
    <style:style style:name="Tabelle1.A2" style:family="table-cell">
      <style:table-cell-properties fo:padding-left="0.191cm" fo:padding-right="0.191cm" fo:padding-top="0.101cm" fo:padding-bottom="0.101cm" fo:border-left="0.5pt solid #bfbfbf" fo:border-right="0.5pt solid #bfbfbf" fo:border-top="none" fo:border-bottom="0.5pt solid #bfbfbf" style:writing-mode="lr-tb"/>
    </style:style>
    <style:style style:name="Tabelle2" style:family="table">
      <style:table-properties style:width="17.009cm" fo:margin-left="0cm" table:align="left"/>
    </style:style>
    <style:style style:name="Tabelle2.A" style:family="table-column">
      <style:table-column-properties style:column-width="5.897cm"/>
    </style:style>
    <style:style style:name="Tabelle2.B" style:family="table-column">
      <style:table-column-properties style:column-width="11.113cm"/>
    </style:style>
    <style:style style:name="Tabelle2.A1" style:family="table-cell">
      <style:table-cell-properties fo:padding-left="0.191cm" fo:padding-right="0.191cm" fo:padding-top="0.101cm" fo:padding-bottom="0.101cm" fo:border="0.5pt solid #bfbfbf" style:writing-mode="lr-tb"/>
    </style:style>
    <style:style style:name="Tabelle2.A3" style:family="table-cell">
      <style:table-cell-properties fo:padding-left="0.191cm" fo:padding-right="0.191cm" fo:padding-top="0.101cm" fo:padding-bottom="0.101cm" fo:border-left="0.5pt solid #bfbfbf" fo:border-right="0.5pt solid #bfbfbf" fo:border-top="none" fo:border-bottom="0.5pt solid #bfbfbf" style:writing-mode="lr-tb"/>
    </style:style>
    <style:style style:name="Tabelle10" style:family="table">
      <style:table-properties style:width="17.009cm" fo:margin-left="0cm" table:align="left"/>
    </style:style>
    <style:style style:name="Tabelle10.A" style:family="table-column">
      <style:table-column-properties style:column-width="5.897cm"/>
    </style:style>
    <style:style style:name="Tabelle10.B" style:family="table-column">
      <style:table-column-properties style:column-width="11.113cm"/>
    </style:style>
    <style:style style:name="Tabelle10.A1" style:family="table-cell">
      <style:table-cell-properties fo:padding-left="0.191cm" fo:padding-right="0.191cm" fo:padding-top="0.101cm" fo:padding-bottom="0.101cm" fo:border="0.5pt solid #bfbfbf" style:writing-mode="lr-tb"/>
    </style:style>
    <style:style style:name="Tabelle10.A3" style:family="table-cell">
      <style:table-cell-properties fo:padding-left="0.191cm" fo:padding-right="0.191cm" fo:padding-top="0.101cm" fo:padding-bottom="0.101cm" fo:border-left="0.5pt solid #bfbfbf" fo:border-right="0.5pt solid #bfbfbf" fo:border-top="none" fo:border-bottom="0.5pt solid #bfbfbf" style:writing-mode="lr-tb"/>
    </style:style>
    <style:style style:name="P1" style:family="paragraph" style:parent-style-name="Text_20_body">
      <style:paragraph-properties fo:line-height="100%"/>
      <style:text-properties fo:font-size="8pt" style:font-size-asian="8pt" style:font-size-complex="8pt"/>
    </style:style>
    <style:style style:name="P2" style:family="paragraph" style:parent-style-name="Text_20_body">
      <style:text-properties officeooo:paragraph-rsid="002d6b84"/>
    </style:style>
    <style:style style:name="P3" style:family="paragraph" style:parent-style-name="Text_20_body">
      <style:paragraph-properties fo:line-height="100%"/>
      <style:text-properties officeooo:paragraph-rsid="00318265" style:font-size-complex="10pt"/>
    </style:style>
    <style:style style:name="P4" style:family="paragraph" style:parent-style-name="Text_20_body">
      <style:text-properties officeooo:rsid="003309bc" officeooo:paragraph-rsid="003309bc"/>
    </style:style>
    <style:style style:name="P5" style:family="paragraph" style:parent-style-name="Text_20_body">
      <style:text-properties officeooo:paragraph-rsid="003523e7"/>
    </style:style>
    <style:style style:name="P6" style:family="paragraph" style:parent-style-name="Text_20_body">
      <style:text-properties officeooo:paragraph-rsid="00385921"/>
    </style:style>
    <style:style style:name="P7" style:family="paragraph" style:parent-style-name="Text_20_body">
      <style:paragraph-properties fo:line-height="100%"/>
      <style:text-properties style:font-name="Arial" fo:font-size="10pt" officeooo:rsid="00318265" officeooo:paragraph-rsid="00318265" style:font-name-asian="Arial" style:font-size-asian="10pt" style:font-name-complex="Arial"/>
    </style:style>
    <style:style style:name="P8" style:family="paragraph" style:parent-style-name="Text_20_body">
      <style:text-properties style:font-name="Arial" fo:font-size="10pt" officeooo:rsid="003309bc" officeooo:paragraph-rsid="00368b8f" style:font-name-asian="Arial" style:font-size-asian="10pt" style:font-name-complex="Arial"/>
    </style:style>
    <style:style style:name="P9" style:family="paragraph" style:parent-style-name="Text_20_body">
      <style:text-properties officeooo:paragraph-rsid="0039136c"/>
    </style:style>
    <style:style style:name="P10" style:family="paragraph" style:parent-style-name="Text_20_body">
      <style:text-properties officeooo:paragraph-rsid="003309bc"/>
    </style:style>
    <style:style style:name="P11" style:family="paragraph" style:parent-style-name="Text_20_body">
      <style:text-properties officeooo:paragraph-rsid="003a6210"/>
    </style:style>
    <style:style style:name="P12" style:family="paragraph" style:parent-style-name="Table_20_Contents">
      <style:text-properties style:font-name="Arial" fo:font-size="9pt" officeooo:rsid="003523e7" officeooo:paragraph-rsid="003523e7" style:font-name-asian="Arial" style:font-size-asian="9pt" style:font-name-complex="Arial" style:font-size-complex="9pt"/>
    </style:style>
    <style:style style:name="P13" style:family="paragraph" style:parent-style-name="Table_20_Contents">
      <style:text-properties style:font-name="Arial" fo:font-size="9pt" officeooo:rsid="003523e7" officeooo:paragraph-rsid="00385921" style:font-name-asian="Arial" style:font-size-asian="9pt" style:font-name-complex="Arial" style:font-size-complex="9pt"/>
    </style:style>
    <style:style style:name="P14" style:family="paragraph" style:parent-style-name="Table_20_Contents">
      <style:text-properties style:font-name="Arial" fo:font-size="9pt" officeooo:rsid="003523e7" officeooo:paragraph-rsid="0039136c" style:font-name-asian="Arial" style:font-size-asian="9pt" style:font-name-complex="Arial" style:font-size-complex="9pt"/>
    </style:style>
    <style:style style:name="P15" style:family="paragraph" style:parent-style-name="Preformatted_20_Text">
      <style:paragraph-properties fo:margin-left="1.251cm" fo:margin-right="0cm" fo:text-indent="0cm" style:auto-text-indent="false">
        <style:tab-stops/>
      </style:paragraph-properties>
    </style:style>
    <style:style style:name="P16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385921"/>
    </style:style>
    <style:style style:name="P17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389dad"/>
    </style:style>
    <style:style style:name="P18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39136c"/>
    </style:style>
    <style:style style:name="P19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3c5f0e"/>
    </style:style>
    <style:style style:name="P20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rsid="00255b55" officeooo:paragraph-rsid="0039136c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officeooo:paragraph-rsid="0034e32c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officeooo:paragraph-rsid="00385921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paragraph-rsid="0039136c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paragraph-rsid="003a6210"/>
    </style:style>
    <style:style style:name="P25" style:family="paragraph" style:parent-style-name="Table_20_Contents">
      <style:paragraph-properties fo:margin-left="1.251cm" fo:margin-right="0cm" fo:text-indent="0cm" style:auto-text-indent="false"/>
      <style:text-properties style:font-name="Arial" fo:font-size="9pt" officeooo:rsid="003523e7" officeooo:paragraph-rsid="003523e7" style:font-name-asian="Arial" style:font-size-asian="9pt" style:font-name-complex="Arial" style:font-size-complex="9pt"/>
    </style:style>
    <style:style style:name="P26" style:family="paragraph" style:parent-style-name="Table_20_Contents">
      <style:paragraph-properties fo:margin-left="1.251cm" fo:margin-right="0cm" fo:text-indent="0cm" style:auto-text-indent="false"/>
      <style:text-properties style:font-name="Arial" fo:font-size="9pt" officeooo:rsid="003523e7" officeooo:paragraph-rsid="00385921" style:font-name-asian="Arial" style:font-size-asian="9pt" style:font-name-complex="Arial" style:font-size-complex="9pt"/>
    </style:style>
    <style:style style:name="P27" style:family="paragraph" style:parent-style-name="Table_20_Contents">
      <style:paragraph-properties fo:margin-left="1.251cm" fo:margin-right="0cm" fo:text-indent="0cm" style:auto-text-indent="false"/>
      <style:text-properties style:font-name="Arial" fo:font-size="9pt" officeooo:rsid="003523e7" officeooo:paragraph-rsid="0039136c" style:font-name-asian="Arial" style:font-size-asian="9pt" style:font-name-complex="Arial" style:font-size-complex="9pt"/>
    </style:style>
    <style:style style:name="P28" style:family="paragraph" style:parent-style-name="Text_20_body">
      <style:paragraph-properties fo:margin-left="1.251cm" fo:margin-right="0cm" fo:text-indent="0cm" style:auto-text-indent="false"/>
    </style:style>
    <style:style style:name="P29" style:family="paragraph" style:parent-style-name="Text_20_body">
      <style:paragraph-properties fo:margin-left="1.251cm" fo:margin-right="0cm" fo:text-indent="0cm" style:auto-text-indent="false"/>
      <style:text-properties officeooo:paragraph-rsid="0039136c"/>
    </style:style>
    <style:style style:name="P30" style:family="paragraph" style:parent-style-name="Standard">
      <style:text-properties officeooo:paragraph-rsid="0034e32c"/>
    </style:style>
    <style:style style:name="P31" style:family="paragraph" style:parent-style-name="Standard">
      <style:text-properties officeooo:paragraph-rsid="00385921"/>
    </style:style>
    <style:style style:name="P32" style:family="paragraph" style:parent-style-name="Standard">
      <style:text-properties officeooo:paragraph-rsid="0039136c"/>
    </style:style>
    <style:style style:name="P33" style:family="paragraph" style:parent-style-name="Standard">
      <style:text-properties officeooo:paragraph-rsid="003a6210"/>
    </style:style>
    <style:style style:name="P34" style:family="paragraph" style:parent-style-name="Standard">
      <style:paragraph-properties fo:margin-left="0cm" fo:margin-right="0cm" fo:text-indent="0cm" style:auto-text-indent="false"/>
      <style:text-properties officeooo:paragraph-rsid="00385921"/>
    </style:style>
    <style:style style:name="P35" style:family="paragraph" style:parent-style-name="Standard">
      <style:paragraph-properties fo:margin-left="0cm" fo:margin-right="0cm" fo:text-indent="0cm" style:auto-text-indent="false"/>
      <style:text-properties officeooo:paragraph-rsid="003a6210"/>
    </style:style>
    <style:style style:name="P36" style:family="paragraph" style:parent-style-name="Table_20_Contents">
      <style:paragraph-properties fo:margin-left="0cm" fo:margin-right="0cm" fo:text-indent="0cm" style:auto-text-indent="false"/>
      <style:text-properties style:font-name="Arial" fo:font-size="9pt" officeooo:rsid="003523e7" officeooo:paragraph-rsid="003c5f0e" style:font-name-asian="Arial" style:font-size-asian="9pt" style:font-name-complex="Arial" style:font-size-complex="9pt"/>
    </style:style>
    <style:style style:name="P37" style:family="paragraph" style:parent-style-name="Heading_20_9">
      <style:text-properties officeooo:paragraph-rsid="0039136c"/>
    </style:style>
    <style:style style:name="P38" style:family="paragraph" style:parent-style-name="Heading_20_9">
      <style:text-properties style:font-name="Arial" fo:font-size="11pt" fo:font-weight="bold" officeooo:rsid="00368b8f" officeooo:paragraph-rsid="003523e7" style:font-name-asian="Source Han Sans CN Regular" style:font-size-asian="11pt" style:font-weight-asian="bold" style:font-name-complex="Lohit Devanagari" style:font-size-complex="14pt" style:font-weight-complex="bold"/>
    </style:style>
    <style:style style:name="P39" style:family="paragraph" style:parent-style-name="Heading_20_9" style:list-style-name="">
      <style:paragraph-properties fo:hyphenation-ladder-count="no-limit"/>
      <style:text-properties officeooo:paragraph-rsid="003523e7" fo:hyphenate="false"/>
    </style:style>
    <style:style style:name="P40" style:family="paragraph" style:parent-style-name="Heading_20_9">
      <style:paragraph-properties fo:break-before="page"/>
      <style:text-properties officeooo:paragraph-rsid="003523e7"/>
    </style:style>
    <style:style style:name="P41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rsid="003e0ea7" officeooo:paragraph-rsid="003e0ea7"/>
    </style:style>
    <style:style style:name="P42" style:family="paragraph" style:parent-style-name="Table_20_Contents">
      <style:text-properties style:font-name="Arial" fo:font-size="9pt" officeooo:rsid="003523e7" officeooo:paragraph-rsid="0039136c" style:font-name-asian="Arial" style:font-size-asian="9pt" style:font-name-complex="Arial" style:font-size-complex="9pt"/>
    </style:style>
    <style:style style:name="P43" style:family="paragraph" style:parent-style-name="Text_20_body" style:master-page-name="MP0">
      <style:paragraph-properties style:page-number="auto" fo:break-before="page"/>
    </style:style>
    <style:style style:name="P44" style:family="paragraph" style:parent-style-name="Text_20_body">
      <style:text-properties officeooo:paragraph-rsid="003e0ea7"/>
    </style:style>
    <style:style style:name="P45" style:family="paragraph" style:parent-style-name="Text_20_body">
      <style:text-properties officeooo:paragraph-rsid="0039136c"/>
    </style:style>
    <style:style style:name="P46" style:family="paragraph" style:parent-style-name="Text_20_body">
      <style:text-properties officeooo:paragraph-rsid="00385921"/>
    </style:style>
    <style:style style:name="P47" style:family="paragraph" style:parent-style-name="Text_20_body">
      <style:text-properties style:font-name="Arial" fo:font-size="10pt" officeooo:rsid="003309bc" officeooo:paragraph-rsid="0039136c" style:font-name-asian="Arial" style:font-size-asian="10pt" style:font-name-complex="Arial"/>
    </style:style>
    <style:style style:name="P48" style:family="paragraph" style:parent-style-name="Text_20_body">
      <style:text-properties style:font-name="Arial" fo:font-size="10pt" officeooo:rsid="003e0ea7" officeooo:paragraph-rsid="003e0ea7" style:font-name-asian="Arial" style:font-size-asian="10pt" style:font-name-complex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0pt" style:font-size-asian="20pt" style:font-size-complex="17pt"/>
    </style:style>
    <style:style style:name="T3" style:family="text">
      <style:text-properties style:font-name="Courier New" fo:font-size="8pt" style:font-size-asian="8pt" style:font-name-complex="Courier New" style:font-size-complex="8pt"/>
    </style:style>
    <style:style style:name="T4" style:family="text">
      <style:text-properties style:font-name="Courier New" fo:font-size="8pt" officeooo:rsid="0039136c" style:font-size-asian="8pt" style:font-name-complex="Courier New" style:font-size-complex="8pt"/>
    </style:style>
    <style:style style:name="T5" style:family="text">
      <style:text-properties style:font-name="Courier New" fo:font-size="8pt" officeooo:rsid="003a6210" style:font-size-asian="8pt" style:font-name-complex="Courier New" style:font-size-complex="8pt"/>
    </style:style>
    <style:style style:name="T6" style:family="text">
      <style:text-properties style:font-name="Courier New" fo:font-size="8pt" officeooo:rsid="003c5f0e" style:font-size-asian="8pt" style:font-name-complex="Courier New" style:font-size-complex="8pt"/>
    </style:style>
    <style:style style:name="T7" style:family="text">
      <style:text-properties style:font-name="Courier New" fo:font-size="8pt" style:font-name-asian="Liberation Mono" style:font-size-asian="8pt" style:font-name-complex="Courier New" style:font-size-complex="8pt"/>
    </style:style>
    <style:style style:name="T8" style:family="text">
      <style:text-properties style:font-name="Courier New" fo:font-size="8pt" officeooo:rsid="003523e7" style:font-name-asian="Liberation Mono" style:font-size-asian="8pt" style:font-name-complex="Courier New" style:font-size-complex="8pt"/>
    </style:style>
    <style:style style:name="T9" style:family="text">
      <style:text-properties style:font-name="Courier New" fo:font-size="8pt" officeooo:rsid="00385921" style:font-name-asian="Liberation Mono" style:font-size-asian="8pt" style:font-name-complex="Courier New" style:font-size-complex="8pt"/>
    </style:style>
    <style:style style:name="T10" style:family="text">
      <style:text-properties style:font-name="Courier New" fo:font-size="8pt" officeooo:rsid="003a6210" style:font-name-asian="Liberation Mono" style:font-size-asian="8pt" style:font-name-complex="Courier New" style:font-size-complex="8pt"/>
    </style:style>
    <style:style style:name="T11" style:family="text">
      <style:text-properties style:font-name="Courier New" fo:font-size="8pt" officeooo:rsid="003a9a15" style:font-name-asian="Liberation Mono" style:font-size-asian="8pt" style:font-name-complex="Courier New" style:font-size-complex="8pt"/>
    </style:style>
    <style:style style:name="T12" style:family="text">
      <style:text-properties style:font-name="Courier New" fo:font-size="8pt" officeooo:rsid="003c5f0e" style:font-name-asian="Liberation Mono" style:font-size-asian="8pt" style:font-name-complex="Courier New" style:font-size-complex="8pt"/>
    </style:style>
    <style:style style:name="T13" style:family="text">
      <style:text-properties style:font-name="Courier New" fo:font-size="8pt" fo:font-style="italic" style:font-size-asian="8pt" style:font-style-asian="italic" style:font-name-complex="Courier New" style:font-size-complex="8pt" style:font-style-complex="italic"/>
    </style:style>
    <style:style style:name="T14" style:family="text">
      <style:text-properties style:font-name="Courier New" fo:font-size="8pt" fo:font-style="italic" officeooo:rsid="00385921" style:font-size-asian="8pt" style:font-style-asian="italic" style:font-name-complex="Courier New" style:font-size-complex="8pt" style:font-style-complex="italic"/>
    </style:style>
    <style:style style:name="T15" style:family="text">
      <style:text-properties style:font-name="Courier New" fo:font-size="8pt" fo:font-style="italic" officeooo:rsid="003523e7" style:font-name-asian="Arial" style:font-size-asian="8pt" style:font-style-asian="italic" style:font-name-complex="Courier New" style:font-size-complex="8pt" style:font-style-complex="italic"/>
    </style:style>
    <style:style style:name="T16" style:family="text">
      <style:text-properties style:font-name="Courier New" fo:font-size="8pt" fo:font-style="italic" officeooo:rsid="00368b8f" style:font-name-asian="Arial" style:font-size-asian="8pt" style:font-style-asian="italic" style:font-name-complex="Courier New" style:font-size-complex="8pt" style:font-style-complex="italic"/>
    </style:style>
    <style:style style:name="T17" style:family="text">
      <style:text-properties style:font-name="Courier New" fo:font-size="8pt" fo:font-style="normal" style:font-size-asian="8pt" style:font-style-asian="normal" style:font-name-complex="Courier New" style:font-size-complex="8pt" style:font-style-complex="normal"/>
    </style:style>
    <style:style style:name="T18" style:family="text">
      <style:text-properties style:font-name="Courier New" fo:font-size="8pt" fo:font-style="normal" officeooo:rsid="00385921" style:font-size-asian="8pt" style:font-style-asian="normal" style:font-name-complex="Courier New" style:font-size-complex="8pt" style:font-style-complex="normal"/>
    </style:style>
    <style:style style:name="T19" style:family="text">
      <style:text-properties style:font-name="Courier New" fo:font-size="8pt" fo:font-style="normal" officeooo:rsid="00368b8f" style:font-size-asian="8pt" style:font-style-asian="normal" style:font-name-complex="Courier New" style:font-size-complex="8pt" style:font-style-complex="normal"/>
    </style:style>
    <style:style style:name="T20" style:family="text">
      <style:text-properties style:font-name="Courier New" fo:font-size="8pt" fo:font-style="normal" officeooo:rsid="003c5f0e" style:font-size-asian="8pt" style:font-style-asian="normal" style:font-name-complex="Courier New" style:font-size-complex="8pt" style:font-style-complex="normal"/>
    </style:style>
    <style:style style:name="T21" style:family="text">
      <style:text-properties style:font-name="Courier New" fo:font-size="8pt" fo:font-style="normal" officeooo:rsid="00368b8f" style:font-name-asian="Arial" style:font-size-asian="8pt" style:font-style-asian="normal" style:font-name-complex="Courier New" style:font-size-complex="8pt" style:font-style-complex="normal"/>
    </style:style>
    <style:style style:name="T22" style:family="text">
      <style:text-properties style:font-name="Courier New" fo:font-size="8pt" fo:font-style="normal" officeooo:rsid="003c5f0e" style:font-name-asian="Liberation Mono" style:font-size-asian="8pt" style:font-style-asian="normal" style:font-name-complex="Courier New" style:font-size-complex="8pt" style:font-style-complex="normal"/>
    </style:style>
    <style:style style:name="T23" style:family="text">
      <style:text-properties style:font-name="Courier New" fo:font-size="8pt" fo:font-style="normal" officeooo:rsid="003e0ea7" style:font-name-asian="Liberation Mono" style:font-size-asian="8pt" style:font-style-asian="normal" style:font-name-complex="Courier New" style:font-size-complex="8pt" style:font-style-complex="normal"/>
    </style:style>
    <style:style style:name="T24" style:family="text">
      <style:text-properties style:font-name="Courier New" fo:font-size="8pt" style:font-name-asian="Arial" style:font-size-asian="8pt" style:font-name-complex="Courier New" style:font-size-complex="8pt"/>
    </style:style>
    <style:style style:name="T25" style:family="text">
      <style:text-properties style:font-name="Courier New" fo:font-size="8pt" officeooo:rsid="00255b55" style:font-name-asian="Arial" style:font-size-asian="8pt" style:font-name-complex="Courier New" style:font-size-complex="8pt"/>
    </style:style>
    <style:style style:name="T26" style:family="text">
      <style:text-properties style:font-name="Courier New" fo:font-size="10pt" style:font-name-asian="Liberation Mono" style:font-size-asian="10pt" style:font-name-complex="Courier New" style:font-size-complex="10pt"/>
    </style:style>
    <style:style style:name="T27" style:family="text">
      <style:text-properties style:font-name="Courier New" fo:font-size="10pt" officeooo:rsid="0039136c" style:font-name-asian="Liberation Mono" style:font-size-asian="10pt" style:font-name-complex="Courier New" style:font-size-complex="10pt"/>
    </style:style>
    <style:style style:name="T28" style:family="text">
      <style:text-properties style:font-name="Courier New" fo:font-size="10pt" officeooo:rsid="0039136c" style:font-size-asian="8pt" style:font-name-complex="Courier New" style:font-size-complex="8pt"/>
    </style:style>
    <style:style style:name="T29" style:family="text">
      <style:text-properties fo:color="#000000" style:font-name="Courier New" fo:font-size="8pt" style:font-name-asian="Liberation Mono" style:font-size-asian="8pt" style:font-name-complex="Courier New" style:font-size-complex="8pt"/>
    </style:style>
    <style:style style:name="T30" style:family="text">
      <style:text-properties fo:color="#000000" style:font-name="Courier New" fo:font-size="8pt" officeooo:rsid="0034e32c" style:font-name-asian="Liberation Mono" style:font-size-asian="8pt" style:font-name-complex="Courier New" style:font-size-complex="8pt"/>
    </style:style>
    <style:style style:name="T31" style:family="text">
      <style:text-properties fo:color="#000000" style:font-name="Courier New" fo:font-size="8pt" officeooo:rsid="003a6210" style:font-name-asian="Liberation Mono" style:font-size-asian="8pt" style:font-name-complex="Courier New" style:font-size-complex="8pt"/>
    </style:style>
    <style:style style:name="T32" style:family="text">
      <style:text-properties fo:color="#000000" style:font-name="Courier New" fo:font-size="9pt" officeooo:rsid="0034e32c" style:font-name-asian="Liberation Mono" style:font-size-asian="9pt" style:font-name-complex="Courier New" style:font-size-complex="9pt"/>
    </style:style>
    <style:style style:name="T33" style:family="text">
      <style:text-properties fo:color="#000000" fo:font-size="9pt" style:font-size-asian="9pt" style:font-size-complex="9pt"/>
    </style:style>
    <style:style style:name="T34" style:family="text">
      <style:text-properties fo:color="#000000" fo:font-size="9pt" officeooo:rsid="0034e32c" style:font-size-asian="9pt" style:font-size-complex="9pt"/>
    </style:style>
    <style:style style:name="T35" style:family="text">
      <style:text-properties fo:color="#000000" fo:font-size="9pt" officeooo:rsid="0039136c" style:font-size-asian="9pt" style:font-size-complex="9pt"/>
    </style:style>
    <style:style style:name="T36" style:family="text">
      <style:text-properties fo:color="#000000" style:font-name="Arial" fo:font-size="9pt" officeooo:rsid="003309bc" style:font-name-asian="Arial" style:font-size-asian="9pt" style:font-name-complex="Arial" style:font-size-complex="9pt"/>
    </style:style>
    <style:style style:name="T37" style:family="text">
      <style:text-properties fo:color="#000000" style:font-name="Arial" fo:font-size="9pt" officeooo:rsid="0034e32c" style:font-name-asian="Arial" style:font-size-asian="9pt" style:font-name-complex="Arial" style:font-size-complex="9pt"/>
    </style:style>
    <style:style style:name="T38" style:family="text">
      <style:text-properties fo:color="#000000" style:font-name="Arial" fo:font-size="9pt" officeooo:rsid="00385921" style:font-name-asian="Arial" style:font-size-asian="9pt" style:font-name-complex="Arial" style:font-size-complex="9pt"/>
    </style:style>
    <style:style style:name="T39" style:family="text">
      <style:text-properties fo:color="#000000" style:font-name="Arial" fo:font-size="9pt" officeooo:rsid="003a6210" style:font-name-asian="Arial" style:font-size-asian="9pt" style:font-name-complex="Arial" style:font-size-complex="9pt"/>
    </style:style>
    <style:style style:name="T40" style:family="text">
      <style:text-properties fo:color="#000000" style:font-size-complex="8pt"/>
    </style:style>
    <style:style style:name="T41" style:family="text">
      <style:text-properties fo:color="#a9a9a9" fo:font-size="18pt" fo:language="de" fo:country="DE" style:font-size-asian="18pt" style:font-size-complex="16pt"/>
    </style:style>
    <style:style style:name="T42" style:family="text">
      <style:text-properties fo:color="#a9a9a9" fo:font-size="11pt" fo:language="de" fo:country="DE" style:font-size-asian="11pt" style:font-size-complex="12pt"/>
    </style:style>
    <style:style style:name="T43" style:family="text">
      <style:text-properties fo:color="#a9a9a9" fo:font-size="11pt" fo:language="de" fo:country="DE" officeooo:rsid="000bcd64" style:font-size-asian="11pt" style:font-size-complex="12pt"/>
    </style:style>
    <style:style style:name="T44" style:family="text">
      <style:text-properties fo:color="#a9a9a9" style:font-name="Arial" fo:font-size="18pt" fo:language="de" fo:country="DE" fo:font-weight="bold" officeooo:rsid="00318265" style:font-name-asian="Source Han Sans CN Regular" style:font-size-asian="18pt" style:font-weight-asian="bold" style:font-name-complex="Lohit Devanagari" style:font-size-complex="16pt" style:font-weight-complex="bold"/>
    </style:style>
    <style:style style:name="T45" style:family="text">
      <style:text-properties style:font-name="Arial" fo:font-size="10pt" officeooo:rsid="00318265" style:font-name-asian="Arial" style:font-size-asian="10pt" style:font-name-complex="Arial"/>
    </style:style>
    <style:style style:name="T46" style:family="text">
      <style:text-properties style:font-name="Arial" fo:font-size="10pt" officeooo:rsid="00318265" style:font-name-asian="Arial" style:font-size-asian="10pt" style:font-name-complex="Arial" style:font-size-complex="10pt"/>
    </style:style>
    <style:style style:name="T47" style:family="text">
      <style:text-properties style:font-name="Arial" fo:font-size="10pt" officeooo:rsid="0039136c" style:font-name-asian="Arial" style:font-size-asian="10pt" style:font-name-complex="Arial" style:font-size-complex="10pt"/>
    </style:style>
    <style:style style:name="T48" style:family="text">
      <style:text-properties style:font-name="Arial" fo:font-size="10pt" officeooo:rsid="003309bc" style:font-name-asian="Arial" style:font-size-asian="10pt" style:font-name-complex="Arial"/>
    </style:style>
    <style:style style:name="T49" style:family="text">
      <style:text-properties style:font-name="Arial" fo:font-size="10pt" officeooo:rsid="0034e32c" style:font-name-asian="Arial" style:font-size-asian="10pt" style:font-name-complex="Arial"/>
    </style:style>
    <style:style style:name="T50" style:family="text">
      <style:text-properties style:font-name="Arial" fo:font-size="10pt" officeooo:rsid="00368b8f" style:font-name-asian="Arial" style:font-size-asian="10pt" style:font-name-complex="Arial"/>
    </style:style>
    <style:style style:name="T51" style:family="text">
      <style:text-properties style:font-name="Arial" fo:font-size="10pt" officeooo:rsid="0039136c" style:font-name-asian="Arial" style:font-size-asian="10pt" style:font-name-complex="Arial"/>
    </style:style>
    <style:style style:name="T52" style:family="text">
      <style:text-properties style:font-name="Arial" fo:font-size="10pt" officeooo:rsid="003e0ea7" style:font-name-asian="Arial" style:font-size-asian="10pt" style:font-name-complex="Arial"/>
    </style:style>
    <style:style style:name="T53" style:family="text">
      <style:text-properties style:font-name="Arial" fo:font-size="10pt" fo:font-style="normal" officeooo:rsid="00368b8f" style:font-name-asian="Arial" style:font-size-asian="10pt" style:font-style-asian="normal" style:font-name-complex="Arial" style:font-size-complex="8pt" style:font-style-complex="normal"/>
    </style:style>
    <style:style style:name="T54" style:family="text">
      <style:text-properties style:font-name="Arial" fo:font-size="10pt" fo:font-style="normal" officeooo:rsid="00385921" style:font-name-asian="Arial" style:font-size-asian="10pt" style:font-style-asian="normal" style:font-name-complex="Arial" style:font-size-complex="8pt" style:font-style-complex="normal"/>
    </style:style>
    <style:style style:name="T55" style:family="text">
      <style:text-properties style:font-name="Arial" fo:font-size="10pt" fo:font-style="normal" officeooo:rsid="003309bc" style:font-name-asian="Arial" style:font-size-asian="10pt" style:font-style-asian="normal" style:font-name-complex="Arial" style:font-size-complex="8pt" style:font-style-complex="normal"/>
    </style:style>
    <style:style style:name="T56" style:family="text">
      <style:text-properties style:font-name="Arial" fo:font-size="10pt" fo:font-style="normal" officeooo:rsid="0039136c" style:font-name-asian="Arial" style:font-size-asian="10pt" style:font-style-asian="normal" style:font-name-complex="Arial" style:font-size-complex="8pt" style:font-style-complex="normal"/>
    </style:style>
    <style:style style:name="T57" style:family="text">
      <style:text-properties style:font-name="Arial" fo:font-size="10pt" fo:font-style="normal" officeooo:rsid="003a6210" style:font-name-asian="Arial" style:font-size-asian="10pt" style:font-style-asian="normal" style:font-name-complex="Arial" style:font-size-complex="8pt" style:font-style-complex="normal"/>
    </style:style>
    <style:style style:name="T58" style:family="text">
      <style:text-properties style:font-name="Arial" fo:font-size="9pt" officeooo:rsid="003309bc" style:font-name-asian="Arial" style:font-size-asian="9pt" style:font-name-complex="Arial" style:font-size-complex="9pt"/>
    </style:style>
    <style:style style:name="T59" style:family="text">
      <style:text-properties style:font-name="Arial" fo:font-size="9pt" officeooo:rsid="0039136c" style:font-name-asian="Arial" style:font-size-asian="9pt" style:font-name-complex="Arial" style:font-size-complex="9pt"/>
    </style:style>
    <style:style style:name="T60" style:family="text">
      <style:text-properties style:font-name="Arial" fo:font-size="11pt" fo:font-weight="bold" officeooo:rsid="00368b8f" style:font-name-asian="Source Han Sans CN Regular" style:font-size-asian="11pt" style:font-weight-asian="bold" style:font-name-complex="Lohit Devanagari" style:font-size-complex="14pt" style:font-weight-complex="bold"/>
    </style:style>
    <style:style style:name="T61" style:family="text">
      <style:text-properties style:font-name="Arial" fo:font-size="11pt" fo:font-weight="bold" officeooo:rsid="0039136c" style:font-name-asian="Source Han Sans CN Regular" style:font-size-asian="11pt" style:font-weight-asian="bold" style:font-name-complex="Lohit Devanagari" style:font-size-complex="14pt" style:font-weight-complex="bold"/>
    </style:style>
    <style:style style:name="T62" style:family="text">
      <style:text-properties style:font-name="Arial" fo:font-size="11pt" fo:font-weight="bold" officeooo:rsid="003a9a15" style:font-name-asian="Source Han Sans CN Regular" style:font-size-asian="11pt" style:font-weight-asian="bold" style:font-name-complex="Lohit Devanagari" style:font-size-complex="14pt" style:font-weight-complex="bold"/>
    </style:style>
    <style:style style:name="T63" style:family="text">
      <style:text-properties officeooo:rsid="00368b8f"/>
    </style:style>
    <style:style style:name="T64" style:family="text">
      <style:text-properties officeooo:rsid="00385921"/>
    </style:style>
    <style:style style:name="T65" style:family="text">
      <style:text-properties style:text-line-through-style="none" style:text-line-through-type="none" style:font-name="Courier New" fo:font-size="8pt" officeooo:rsid="003523e7" style:font-name-asian="Liberation Mono" style:font-size-asian="8pt" style:font-name-complex="Courier New" style:font-size-complex="8pt"/>
    </style:style>
    <style:style style:name="T66" style:family="text">
      <style:text-properties style:text-line-through-style="none" style:text-line-through-type="none" style:font-name="Courier New" fo:font-size="8pt" officeooo:rsid="00385921" style:font-name-asian="Liberation Mono" style:font-size-asian="8pt" style:font-name-complex="Courier New" style:font-size-complex="8pt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officeooo:rsid="003c5f0e" style:font-style-asian="normal" style:font-style-complex="normal"/>
    </style:style>
    <style:style style:name="T69" style:family="text">
      <style:text-properties fo:font-style="normal" officeooo:rsid="003e0ea7" style:font-style-asian="normal" style:font-style-complex="normal"/>
    </style:style>
    <style:style style:name="T70" style:family="text">
      <style:text-properties officeooo:rsid="003e0e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Absatz-Standardschriftart"><text:span text:style-name="T1"><text:s/></text:span></text:span><text:span text:style-name="Absatz-Standardschriftart"><text:span text:style-name="T41">X</text:span></text:span><text:span text:style-name="Absatz-Standardschriftart"><text:span text:style-name="T44">foil_worker</text:span></text:span><text:span text:style-name="Absatz-Standardschriftart"><text:span text:style-name="T41"> <text:s/></text:span></text:span><text:span text:style-name="Absatz-Standardschriftart"><text:span text:style-name="T42">v1.5</text:span></text:span><text:span text:style-name="Absatz-Standardschriftart"><text:span text:style-name="T43">2.0</text:span></text:span><text:span text:style-name="Absatz-Standardschriftart"><text:span text:style-name="T41"> </text:span></text:span></text:p>
      <text:h text:style-name="Heading_20_2" text:outline-level="2"><text:span text:style-name="Absatz-Standardschriftart"><text:span text:style-name="T2">Reference</text:span></text:span></text:h>
      <text:p text:style-name="P1"><text:line-break/>Jochen Guenzel 2020</text:p>
      <text:p text:style-name="P7">Xfoil_worker is a small command line tool to do various tasks around airfoil optimization. It is especially useful for automization of the optimization process.</text:p>
      <text:p text:style-name="P7"/>
      <text:p text:style-name="Text_20_body">Usage:</text:p>
      <text:p text:style-name="P28"><text:span text:style-name="Absatz-Standardschriftart"><text:span text:style-name="T26">Xfoil_worker -w worker_action [Options]</text:span></text:span></text:p>
      <text:p text:style-name="Text_20_body"><text:span text:style-name="Absatz-Standardschriftart"><text:span text:style-name="T45">Fol</text:span></text:span><text:span text:style-name="Absatz-Standardschriftart">llowing actions are supported </text:span></text:p>
      <text:p text:style-name="P29"><text:span text:style-name="Absatz-Standardschriftart"><text:span text:style-name="T26">-w polars <text:s text:c="8"/></text:span></text:span><text:span text:style-name="Absatz-Standardschriftart"><text:span text:style-name="T46">Generate polars for an airfoil</text:span></text:span></text:p>
      <text:p text:style-name="P29"><text:span text:style-name="Absatz-Standardschriftart"><text:span text:style-name="T26">-w </text:span></text:span><text:span text:style-name="Absatz-Standardschriftart"><text:span text:style-name="T27">norm <text:s/></text:span></text:span><text:span text:style-name="Absatz-Standardschriftart"><text:span text:style-name="T26"><text:s text:c="9"/></text:span></text:span><text:span text:style-name="Absatz-Standardschriftart"><text:span text:style-name="T46">Repanel </text:span></text:span><text:span text:style-name="Absatz-Standardschriftart"><text:span text:style-name="T47">and </text:span></text:span><text:span text:style-name="Absatz-Standardschriftart"><text:span text:style-name="T46">normalize an airfoil</text:span></text:span></text:p>
      <text:p text:style-name="P29"><text:span text:style-name="Absatz-Standardschriftart"><text:span text:style-name="T26">-w smooth <text:s text:c="8"/></text:span></text:span><text:span text:style-name="Absatz-Standardschriftart"><text:span text:style-name="T46">Repanel, </text:span></text:span><text:span text:style-name="Absatz-Standardschriftart"><text:span text:style-name="T47">normalize</text:span></text:span><text:span text:style-name="Absatz-Standardschriftart"><text:span text:style-name="T46"> and smooth an airfoil </text:span></text:span></text:p>
      <text:p text:style-name="P7">The options for the various actions are described in the following sections.</text:p>
      <text:p text:style-name="P3"/>
      <text:h text:style-name="Heading_20_9" text:outline-level="9">Generating polars ( -w polars)</text:h>
      <text:p text:style-name="Text_20_body"/>
      <text:p text:style-name="P10"><text:span text:style-name="T48">A defined polar for an airfoil will be generated in Xfoils polar format. The polar file is ready to be imported into xflr5 or flow5 via the menu function “Polars / Import Xfoil Polar(s). The definition for the polar and Xfoils initial parameters are defined in an Xoptfoil input file. Please find the description of the parameters </text:span><text:span text:style-name="T49">in the Xoptfoil(-JX) documentation. </text:span></text:p>
      <text:p text:style-name="P4">Command line options used for polar generatio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5"><text:span text:style-name="Absatz-Standardschriftart"><text:span text:style-name="T3">-i input_file</text:span></text:span></text:p>
          </table:table-cell>
          <table:table-cell table:style-name="Tabelle1.A1" office:value-type="string">
            <text:p text:style-name="P30"><text:span text:style-name="Absatz-Standardschriftart"><text:span text:style-name="T58">N</text:span></text:span><text:span text:style-name="Absatz-Standardschriftart"><text:span text:style-name="T36">ame of an Xoptfoil input file </text:span></text:span><text:span text:style-name="Absatz-Standardschriftart"><text:span text:style-name="T37">to read the settings for the polar generation. </text:span></text:span><text:span text:style-name="Absatz-Standardschriftart"><text:span text:style-name="T34">O</text:span></text:span><text:span text:style-name="Absatz-Standardschriftart"><text:span text:style-name="T37">nly the following namelists are needed for polar generation:</text:span></text:span></text:p>
            <text:p text:style-name="P30"><text:span text:style-name="Absatz-Standardschriftart"><text:span text:style-name="T37"/></text:span></text:p>
            <text:p text:style-name="P30"><text:span text:style-name="Absatz-Standardschriftart"><text:span text:style-name="T30">&amp;polar_generation</text:span></text:span></text:p>
            <text:p text:style-name="P21"><text:span text:style-name="Absatz-Standardschriftart"><text:span text:style-name="T37">Settings for polar: polar type, based on cl oder alpha, value range</text:span></text:span></text:p>
            <text:p text:style-name="P34"><text:span text:style-name="Absatz-Standardschriftart"><text:span text:style-name="T33"><text:line-break/></text:span></text:span><text:span text:style-name="Absatz-Standardschriftart"><text:span text:style-name="T30">&amp;xfoil_run_options</text:span></text:span><text:span text:style-name="Absatz-Standardschriftart"><text:span text:style-name="T34"> <text:s text:c="17"/>- optional </text:span></text:span></text:p>
            <text:p text:style-name="P22"><text:span text:style-name="Absatz-Standardschriftart"><text:span text:style-name="T37">Options for Xfoils aerodynamic calculations. Normally the default values are fine, so this namelist is optional</text:span></text:span></text:p>
            <text:p text:style-name="P30"><text:span text:style-name="Absatz-Standardschriftart"><text:span text:style-name="T37"/></text:span></text:p>
            <text:p text:style-name="P31"><text:span text:style-name="Absatz-Standardschriftart"><text:span text:style-name="T30">&amp;xfoil_paneling_options</text:span></text:span><text:span text:style-name="Absatz-Standardschriftart"><text:span text:style-name="T34"> <text:s text:c="9"/>- optional </text:span></text:span></text:p>
            <text:p text:style-name="P22"><text:span text:style-name="Absatz-Standardschriftart"><text:span text:style-name="T37">Options for Xfoils repaneling which is done prior to the polar generation. <text:s/>Normally the default values are fine, so this namelist is optional</text:span></text:span></text:p>
          </table:table-cell>
        </table:table-row>
        <table:table-row>
          <table:table-cell table:style-name="Tabelle1.A2" office:value-type="string">
            <text:p text:style-name="P15"><text:span text:style-name="Absatz-Standardschriftart"><text:span text:style-name="T7"><text:s/></text:span></text:span><text:span text:style-name="Absatz-Standardschriftart"><text:span text:style-name="T11">[</text:span></text:span><text:span text:style-name="Absatz-Standardschriftart"><text:span text:style-name="T7">-r xxxxxx</text:span></text:span><text:span text:style-name="Absatz-Standardschriftart"><text:span text:style-name="T11">]</text:span></text:span></text:p>
          </table:table-cell>
          <table:table-cell table:style-name="Tabelle1.A2" office:value-type="string">
            <text:p text:style-name="P12">The desired Reynolds number of the polar. If the Reynolds number is not defined in the input file, the value is taken from this command line option. <text:line-break/>This is useful to have a single input file for different Reynolds numbers</text:p>
          </table:table-cell>
        </table:table-row>
        <table:table-row>
          <table:table-cell table:style-name="Tabelle1.A2" office:value-type="string">
            <text:p text:style-name="P15"><text:span text:style-name="Absatz-Standardschriftart"><text:span text:style-name="T7"><text:s/>-a airfoil_file</text:span></text:span></text:p>
          </table:table-cell>
          <table:table-cell table:style-name="Tabelle1.A2" office:value-type="string">
            <text:p text:style-name="P12">The name of the airfoil file </text:p>
          </table:table-cell>
        </table:table-row>
        <table:table-row>
          <table:table-cell table:style-name="Tabelle1.A2" office:value-type="string">
            <text:p text:style-name="P15"><text:span text:style-name="Absatz-Standardschriftart"><text:span text:style-name="T3"><text:s/>-o output_prefix</text:span></text:span></text:p>
          </table:table-cell>
          <table:table-cell table:style-name="Tabelle1.A2" office:value-type="string">
            <text:p text:style-name="P12">The generated polar will be written to the subdirectory</text:p>
            <text:p text:style-name="P12"/>
            <text:p text:style-name="P25">.\<text:span text:style-name="Absatz-Standardschriftart"><text:span text:style-name="T13">output_prefix</text:span></text:span><text:span text:style-name="Absatz-Standardschriftart"><text:span text:style-name="T3">_polars</text:span></text:span></text:p>
          </table:table-cell>
        </table:table-row>
      </table:table>
      <text:p text:style-name="Text_20_body"/>
      <text:p text:style-name="Text_20_body">Example:</text:p>
      <text:p text:style-name="P17"><text:span text:style-name="Absatz-Standardschriftart"><text:span text:style-name="T8">Xfoil_worker -i iPolars.txt -r 600000 -a RG15.dat -o RG15</text:span></text:span><text:span text:style-name="Absatz-Standardschriftart"><text:span text:style-name="T3"><text:line-break/></text:span></text:span><text:soft-page-break/></text:p>
      <text:h text:style-name="P37" text:outline-level="9"><text:span text:style-name="Absatz-Standardschriftart"><text:span text:style-name="T60">R</text:span></text:span><text:span text:style-name="Absatz-Standardschriftart"><text:span text:style-name="T61">epanel and normalize </text:span></text:span><text:span text:style-name="T60">an airfoil </text:span>( -w <text:span text:style-name="T60">n</text:span><text:span text:style-name="T61">orm</text:span>)</text:h>
      <text:p text:style-name="P9"/>
      <text:p text:style-name="P47">A<text:span text:style-name="T63">n airfoil will be repaneled by Xfoils PANGEN routine and normalized to have the leading edge at 0,0 and the trailing edge at 1,0. <text:s/>The new airfoil will have 7 decimals in the .dat file. </text:span></text:p>
      <text:p text:style-name="P48">The default number of data points of the new airfoil will be 200. The value can be changed if a Xoptfoil inputs file is with namelist <text:s/><text:span text:style-name="Absatz-Standardschriftart"><text:span text:style-name="T30">&amp;xfoil_paneling_options </text:span></text:span><text:span text:style-name="Absatz-Standardschriftart"><text:span text:style-name="T40">is defined. Depending on the “micro situation” at the leading edge an additional data point at 0,0 will be inserted. So the final number of data points can be </text:span></text:span><text:span text:style-name="Absatz-Standardschriftart"><text:span text:style-name="T30">npan + 1.</text:span></text:span> </text:p>
      <text:p text:style-name="P44"><text:span text:style-name="T52">If option ‘/v’ is set an additional file is generated to visualize the results </text:span><text:span text:style-name="Absatz-Standardschriftart"><text:span text:style-name="T53">of r</text:span></text:span><text:span text:style-name="Absatz-Standardschriftart"><text:span text:style-name="T56">epanel and normalize <text:s/></text:span></text:span><text:span text:style-name="T52">in Xoptfoil_visualizer-JX. <text:s/></text:span><text:span text:style-name="T50">In addition to the new airfoil .dat file, </text:span><text:span text:style-name="T51">a</text:span><text:span text:style-name="T50"> file </text:span><text:span text:style-name="Absatz-Standardschriftart"><text:span text:style-name="T15">output_prefi</text:span></text:span><text:span text:style-name="Absatz-Standardschriftart"><text:span text:style-name="T16">x</text:span></text:span><text:span text:style-name="Absatz-Standardschriftart"><text:span text:style-name="T21">_design_coordinates.dat </text:span></text:span><text:span text:style-name="Absatz-Standardschriftart"><text:span text:style-name="T53">will be generated which allows t</text:span></text:span><text:span text:style-name="Absatz-Standardschriftart"><text:span text:style-name="T54">o </text:span></text:span><text:span text:style-name="Absatz-Standardschriftart"><text:span text:style-name="T53">inspect the result of r</text:span></text:span><text:span text:style-name="Absatz-Standardschriftart"><text:span text:style-name="T56">epanel and normalize</text:span></text:span><text:span text:style-name="Absatz-Standardschriftart"><text:span text:style-name="T53"> </text:span></text:span><text:span text:style-name="Absatz-Standardschriftart"><text:span text:style-name="T54">with Xoptfoil_visualizer-JX.</text:span></text:span></text:p>
      <text:p text:style-name="P9"><text:span text:style-name="Absatz-Standardschriftart"><text:span text:style-name="T55"/></text:span></text:p>
      <text:p text:style-name="P9"><text:span text:style-name="Absatz-Standardschriftart"><text:span text:style-name="T55">Command line options used for polar generation:</text:span></text:span></text:p>
      <text:p text:style-name="P9"><text:span text:style-name="Absatz-Standardschriftart"><text:span text:style-name="T55"/></text:span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8"><text:span text:style-name="Absatz-Standardschriftart"><text:span text:style-name="T4">[</text:span></text:span><text:span text:style-name="Absatz-Standardschriftart"><text:span text:style-name="T3">-i input_file</text:span></text:span><text:span text:style-name="Absatz-Standardschriftart"><text:span text:style-name="T28">]</text:span></text:span></text:p>
          </table:table-cell>
          <table:table-cell table:style-name="Tabelle2.A1" office:value-type="string">
            <text:p text:style-name="P32"><text:span text:style-name="Absatz-Standardschriftart"><text:span text:style-name="T58">- </text:span></text:span><text:span text:style-name="Absatz-Standardschriftart"><text:span text:style-name="T59">optional - </text:span></text:span><text:span text:style-name="Absatz-Standardschriftart"><text:span text:style-name="T58">N</text:span></text:span><text:span text:style-name="Absatz-Standardschriftart"><text:span text:style-name="T36">ame of a Xoptfoil input file </text:span></text:span><text:span text:style-name="Absatz-Standardschriftart"><text:span text:style-name="T37">to read the settings for r</text:span></text:span><text:span text:style-name="Absatz-Standardschriftart"><text:span text:style-name="T38">epaneling</text:span></text:span><text:span text:style-name="Absatz-Standardschriftart"><text:span text:style-name="T37">. </text:span></text:span><text:span text:style-name="Absatz-Standardschriftart"><text:span text:style-name="T34">O</text:span></text:span><text:span text:style-name="Absatz-Standardschriftart"><text:span text:style-name="T37">nly the following namelists are u</text:span></text:span><text:span text:style-name="Absatz-Standardschriftart"><text:span text:style-name="T39">sed</text:span></text:span><text:span text:style-name="Absatz-Standardschriftart"><text:span text:style-name="T37"> for r</text:span></text:span><text:span text:style-name="Absatz-Standardschriftart"><text:span text:style-name="T39">epaneling</text:span></text:span><text:span text:style-name="Absatz-Standardschriftart"><text:span text:style-name="T37">:</text:span></text:span></text:p>
            <text:p text:style-name="P32"><text:span text:style-name="Absatz-Standardschriftart"><text:span text:style-name="T37"/></text:span></text:p>
            <text:p text:style-name="P33"><text:span text:style-name="Absatz-Standardschriftart"><text:span text:style-name="T30">&amp;xfoil_paneling_options</text:span></text:span><text:span text:style-name="Absatz-Standardschriftart"><text:span text:style-name="T34"> <text:s text:c="9"/>- optional -</text:span></text:span></text:p>
            <text:p text:style-name="P23"><text:span text:style-name="Absatz-Standardschriftart"><text:span text:style-name="T33"><text:line-break/></text:span></text:span><text:span text:style-name="Absatz-Standardschriftart"><text:span text:style-name="T37">Options for Xfoils repaneling. Normally the default values are fine.</text:span></text:span></text:p>
            <text:p text:style-name="P23"><text:span text:style-name="Absatz-Standardschriftart"><text:span text:style-name="T37"/></text:span></text:p>
            <text:p text:style-name="P32"><text:span text:style-name="Absatz-Standardschriftart"><text:span text:style-name="T35">If the input file or a namelist is missing default values will be taken.</text:span></text:span></text:p>
          </table:table-cell>
        </table:table-row>
        <table:table-row>
          <table:table-cell table:style-name="Tabelle2.A1" office:value-type="string">
            <text:p text:style-name="P18"><text:span text:style-name="Absatz-Standardschriftart"><text:span text:style-name="T7"><text:s/>-a airfoil_file</text:span></text:span></text:p>
          </table:table-cell>
          <table:table-cell table:style-name="Tabelle2.A1" office:value-type="string">
            <text:p text:style-name="P14">The name of the airfoil file </text:p>
          </table:table-cell>
        </table:table-row>
        <table:table-row>
          <table:table-cell table:style-name="Tabelle2.A3" office:value-type="string">
            <text:p text:style-name="P18"><text:span text:style-name="Absatz-Standardschriftart"><text:span text:style-name="T3"><text:s/></text:span></text:span><text:span text:style-name="Absatz-Standardschriftart"><text:span text:style-name="T6">[</text:span></text:span><text:span text:style-name="Absatz-Standardschriftart"><text:span text:style-name="T3">-o output_prefix</text:span></text:span><text:span text:style-name="Absatz-Standardschriftart"><text:span text:style-name="T6">]</text:span></text:span></text:p>
          </table:table-cell>
          <table:table-cell table:style-name="Tabelle2.A3" office:value-type="string">
            <text:p text:style-name="P14"><text:span text:style-name="T64">Name of the smoothed airfoil. Following files will be generated</text:span> </text:p>
            <text:p text:style-name="P14"/>
            <text:p text:style-name="P27"><text:span text:style-name="Absatz-Standardschriftart"><text:span text:style-name="T20">&lt;</text:span></text:span><text:span text:style-name="Absatz-Standardschriftart"><text:span text:style-name="T17">output_prefix</text:span></text:span><text:span text:style-name="Absatz-Standardschriftart"><text:span text:style-name="T20">&gt;</text:span></text:span><text:span text:style-name="Absatz-Standardschriftart"><text:span text:style-name="T17">.</text:span></text:span><text:span text:style-name="Absatz-Standardschriftart"><text:span text:style-name="T18">dat</text:span></text:span></text:p>
            <text:p text:style-name="P27"><text:span text:style-name="Absatz-Standardschriftart"><text:span text:style-name="T18"/></text:span></text:p>
            <text:p text:style-name="P27"><text:span text:style-name="Absatz-Standardschriftart"><text:span text:style-name="T20">&lt;</text:span></text:span><text:span text:style-name="Absatz-Standardschriftart"><text:span text:style-name="T17">output_prefix</text:span></text:span><text:span text:style-name="Absatz-Standardschriftart"><text:span text:style-name="T20">&gt;</text:span></text:span><text:span text:style-name="Absatz-Standardschriftart"><text:span text:style-name="T19">_design_coordinates.dat</text:span></text:span></text:p>
            <text:p text:style-name="P27"><text:span text:style-name="Absatz-Standardschriftart"><text:span text:style-name="T19"/></text:span></text:p>
            <text:p text:style-name="P36"><text:span text:style-name="Absatz-Standardschriftart"><text:span text:style-name="T68">If the option </text:span></text:span><text:span text:style-name="Absatz-Standardschriftart"><text:span text:style-name="T17">output_prefix</text:span></text:span><text:span text:style-name="Absatz-Standardschriftart"><text:span text:style-name="T67"> </text:span></text:span><text:span text:style-name="Absatz-Standardschriftart"><text:span text:style-name="T68">is omitted, the name of the output file will be &lt;prefix of </text:span></text:span><text:span text:style-name="Absatz-Standardschriftart"><text:span text:style-name="T17">input_file</text:span></text:span><text:span text:style-name="Absatz-Standardschriftart"><text:span text:style-name="T20">&gt;_smoothed.dat</text:span></text:span></text:p>
          </table:table-cell>
        </table:table-row>
        <table:table-row>
          <table:table-cell table:style-name="Tabelle2.A3" office:value-type="string">
            <text:p text:style-name="P41"><text:span text:style-name="Absatz-Standardschriftart"><text:span text:style-name="T7">[/v]</text:span></text:span></text:p>
          </table:table-cell>
          <table:table-cell table:style-name="Tabelle2.A3" office:value-type="string">
            <text:p text:style-name="P14">- <text:span text:style-name="T70">optional - I</text:span><text:span text:style-name="Absatz-Standardschriftart"><text:span text:style-name="T68">n addition to the new airfoil .dat file, a file </text:span></text:span><text:span text:style-name="Absatz-Standardschriftart"><text:span text:style-name="T69">&lt;</text:span></text:span><text:span text:style-name="Absatz-Standardschriftart"><text:span text:style-name="T22">output_prefix_design</text:span></text:span><text:span text:style-name="Absatz-Standardschriftart"><text:span text:style-name="T23">&gt;</text:span></text:span><text:span text:style-name="Absatz-Standardschriftart"><text:span text:style-name="T22">_coordinates.dat</text:span></text:span><text:span text:style-name="Absatz-Standardschriftart"><text:span text:style-name="T68"> will be generated which allows to inspect the result of repanel and normalize with Xoptfoil_visualizer-JX.</text:span></text:span></text:p>
          </table:table-cell>
        </table:table-row>
      </table:table>
      <text:p text:style-name="P9"><text:span text:style-name="Absatz-Standardschriftart"/></text:p>
      <text:p text:style-name="P9">Example:</text:p>
      <text:p text:style-name="P20"><text:span text:style-name="Absatz-Standardschriftart"><text:span text:style-name="T8">Xfoil_worker <text:s/>-</text:span></text:span><text:span text:style-name="Absatz-Standardschriftart"><text:span text:style-name="T10">w norm </text:span></text:span><text:span text:style-name="Absatz-Standardschriftart"><text:span text:style-name="T8">-a RG15.dat </text:span></text:span><text:span text:style-name="Absatz-Standardschriftart"><text:span text:style-name="T65">-</text:span></text:span><text:span text:style-name="Absatz-Standardschriftart"><text:span text:style-name="T66">o</text:span></text:span><text:span text:style-name="Absatz-Standardschriftart"><text:span text:style-name="T8"> </text:span></text:span><text:span text:style-name="Absatz-Standardschriftart"><text:span text:style-name="T9">RG15_smoothed</text:span></text:span><text:span text:style-name="Absatz-Standardschriftart"><text:span text:style-name="T8"> </text:span></text:span><text:span text:style-name="Absatz-Standardschriftart"><text:span text:style-name="T24"><text:line-break/></text:span></text:span></text:p>
      <text:h text:style-name="P38" text:outline-level="9"/>
      <text:h text:style-name="P39" text:outline-level="9"><text:span text:style-name="T60"/></text:h>
      <text:h text:style-name="P40" text:outline-level="9"><text:span text:style-name="T60">Smoot</text:span><text:span text:style-name="T62">h</text:span><text:span text:style-name="T60"> an airfoil </text:span>( -w <text:span text:style-name="T60">smooth</text:span>)</text:h>
      <text:p text:style-name="P5"/>
      <text:p text:style-name="P8">A<text:span text:style-name="T63">n airfoil will be repaneled by Xfoils PANGEN routine, normalized and smoothed by Xoptfoil-JX smoothing algorithm (‘Chaikin Corner Cut’). This action is useful either in preparing an airfoil for optimization or to improve the geometric quality of your airfoil collection. </text:span></text:p>
      <text:p text:style-name="P11"><text:span text:style-name="T50">In addition to the new airfoil .dat file, </text:span><text:span text:style-name="T51">a</text:span><text:span text:style-name="T50"> file </text:span><text:span text:style-name="Absatz-Standardschriftart"><text:span text:style-name="T15">output_prefi</text:span></text:span><text:span text:style-name="Absatz-Standardschriftart"><text:span text:style-name="T16">x</text:span></text:span><text:span text:style-name="Absatz-Standardschriftart"><text:span text:style-name="T21">_design_coordinates.dat will </text:span></text:span><text:span text:style-name="Absatz-Standardschriftart"><text:span text:style-name="T53">be generated which allows t</text:span></text:span><text:span text:style-name="Absatz-Standardschriftart"><text:span text:style-name="T54">o </text:span></text:span><text:span text:style-name="Absatz-Standardschriftart"><text:span text:style-name="T53">inspect the result of r</text:span></text:span><text:span text:style-name="Absatz-Standardschriftart"><text:span text:style-name="T56">epanel</text:span></text:span><text:span text:style-name="Absatz-Standardschriftart"><text:span text:style-name="T57">ing</text:span></text:span><text:span text:style-name="Absatz-Standardschriftart"><text:span text:style-name="T56">, normaliz</text:span></text:span><text:span text:style-name="Absatz-Standardschriftart"><text:span text:style-name="T57">ing</text:span></text:span><text:span text:style-name="Absatz-Standardschriftart"><text:span text:style-name="T53"> </text:span></text:span><text:span text:style-name="Absatz-Standardschriftart"><text:span text:style-name="T57">and smoothing </text:span></text:span><text:span text:style-name="Absatz-Standardschriftart"><text:span text:style-name="T54">with Xoptfoil_visualizer-JX.</text:span></text:span></text:p>
      <text:p text:style-name="P6"><text:span text:style-name="Absatz-Standardschriftart"><text:span text:style-name="T55"/></text:span></text:p>
      <text:p text:style-name="P6"><text:span text:style-name="Absatz-Standardschriftart"><text:span text:style-name="T55">Command line options used for polar generation:</text:span></text:span></text:p>
      <text:p text:style-name="P6"><text:span text:style-name="Absatz-Standardschriftart"><text:span text:style-name="T55"/></text:span></text:p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P16"><text:span text:style-name="Absatz-Standardschriftart"><text:span text:style-name="T5">[</text:span></text:span><text:span text:style-name="Absatz-Standardschriftart"><text:span text:style-name="T3">-i input_file</text:span></text:span><text:span text:style-name="Absatz-Standardschriftart"><text:span text:style-name="T5">]</text:span></text:span></text:p>
          </table:table-cell>
          <table:table-cell table:style-name="Tabelle10.A1" office:value-type="string">
            <text:p text:style-name="P33"><text:span text:style-name="Absatz-Standardschriftart"><text:span text:style-name="T58">- </text:span></text:span><text:span text:style-name="Absatz-Standardschriftart"><text:span text:style-name="T59">optional - </text:span></text:span><text:span text:style-name="Absatz-Standardschriftart"><text:span text:style-name="T58">N</text:span></text:span><text:span text:style-name="Absatz-Standardschriftart"><text:span text:style-name="T36">ame of an Xoptfoil input file </text:span></text:span><text:span text:style-name="Absatz-Standardschriftart"><text:span text:style-name="T37">to read the settings for r</text:span></text:span><text:span text:style-name="Absatz-Standardschriftart"><text:span text:style-name="T38">epaneling and smoothing</text:span></text:span><text:span text:style-name="Absatz-Standardschriftart"><text:span text:style-name="T37">. </text:span></text:span><text:span text:style-name="Absatz-Standardschriftart"><text:span text:style-name="T34">O</text:span></text:span><text:span text:style-name="Absatz-Standardschriftart"><text:span text:style-name="T37">nly the following namelists are u</text:span></text:span><text:span text:style-name="Absatz-Standardschriftart"><text:span text:style-name="T39">sed</text:span></text:span><text:span text:style-name="Absatz-Standardschriftart"><text:span text:style-name="T37"> for s</text:span></text:span><text:span text:style-name="Absatz-Standardschriftart"><text:span text:style-name="T39">moothing</text:span></text:span><text:span text:style-name="Absatz-Standardschriftart"><text:span text:style-name="T37">n:</text:span></text:span></text:p>
            <text:p text:style-name="P31"><text:span text:style-name="Absatz-Standardschriftart"><text:span text:style-name="T37"/></text:span></text:p>
            <text:p text:style-name="P35"><text:span text:style-name="Absatz-Standardschriftart"><text:span text:style-name="T30">&amp;smoothing_options</text:span></text:span><text:span text:style-name="Absatz-Standardschriftart"><text:span text:style-name="T32"> <text:s text:c="8"/></text:span></text:span><text:span text:style-name="Absatz-Standardschriftart"><text:span text:style-name="T37">- optional </text:span></text:span></text:p>
            <text:p text:style-name="P35"><text:span text:style-name="Absatz-Standardschriftart"><text:span text:style-name="T30"/></text:span></text:p>
            <text:p text:style-name="P24"><text:span text:style-name="Absatz-Standardschriftart"><text:span text:style-name="T37">D</text:span></text:span><text:span text:style-name="Absatz-Standardschriftart"><text:span text:style-name="T39">efine spike_threshold.</text:span></text:span></text:p>
            <text:p text:style-name="P35"><text:span text:style-name="Absatz-Standardschriftart"><text:span text:style-name="T30"/></text:span></text:p>
            <text:p text:style-name="P35"><text:span text:style-name="Absatz-Standardschriftart"><text:span text:style-name="T30">&amp;c</text:span></text:span><text:span text:style-name="Absatz-Standardschriftart"><text:span text:style-name="T31">onstraints</text:span></text:span><text:span text:style-name="Absatz-Standardschriftart"><text:span text:style-name="T32"> <text:s text:c="14"/></text:span></text:span><text:span text:style-name="Absatz-Standardschriftart"><text:span text:style-name="T37">- optional </text:span></text:span></text:p>
            <text:p text:style-name="P35"><text:span text:style-name="Absatz-Standardschriftart"><text:span text:style-name="T30"/></text:span></text:p>
            <text:p text:style-name="P24"><text:span text:style-name="Absatz-Standardschriftart"><text:span text:style-name="T37">D</text:span></text:span><text:span text:style-name="Absatz-Standardschriftart"><text:span text:style-name="T39">efine curv_threshold and highlow_threshold</text:span></text:span></text:p>
            <text:p text:style-name="P33"><text:span text:style-name="Absatz-Standardschriftart"><text:span text:style-name="T33"><text:line-break/></text:span></text:span><text:span text:style-name="Absatz-Standardschriftart"><text:span text:style-name="T30">&amp;xfoil_paneling_options</text:span></text:span><text:span text:style-name="Absatz-Standardschriftart"><text:span text:style-name="T34"> <text:s text:c="9"/>- optional </text:span></text:span></text:p>
            <text:p text:style-name="P22"><text:span text:style-name="Absatz-Standardschriftart"><text:span text:style-name="T33"><text:line-break/></text:span></text:span><text:span text:style-name="Absatz-Standardschriftart"><text:span text:style-name="T37">Options for Xfoils repaneling which is done prior to s</text:span></text:span><text:span text:style-name="Absatz-Standardschriftart"><text:span text:style-name="T39">moothing</text:span></text:span><text:span text:style-name="Absatz-Standardschriftart"><text:span text:style-name="T37">. <text:s/>Normally the default values are fine, so this namelist is optional</text:span></text:span></text:p>
            <text:p text:style-name="P31"><text:span text:style-name="Absatz-Standardschriftart"><text:span text:style-name="T33"/></text:span></text:p>
          </table:table-cell>
        </table:table-row>
        <table:table-row>
          <table:table-cell table:style-name="Tabelle10.A1" office:value-type="string">
            <text:p text:style-name="P16"><text:span text:style-name="Absatz-Standardschriftart"><text:span text:style-name="T7"><text:s/>-a airfoil_file</text:span></text:span></text:p>
          </table:table-cell>
          <table:table-cell table:style-name="Tabelle10.A1" office:value-type="string">
            <text:p text:style-name="P13">The name of the airfoil file </text:p>
          </table:table-cell>
        </table:table-row>
        <table:table-row>
          <table:table-cell table:style-name="Tabelle10.A3" office:value-type="string">
            <text:p text:style-name="P16"><text:span text:style-name="Absatz-Standardschriftart"><text:span text:style-name="T3"><text:s/></text:span></text:span><text:span text:style-name="Absatz-Standardschriftart"><text:span text:style-name="T6">[</text:span></text:span><text:span text:style-name="Absatz-Standardschriftart"><text:span text:style-name="T3">-o output_prefix</text:span></text:span><text:span text:style-name="Absatz-Standardschriftart"><text:span text:style-name="T6">]</text:span></text:span></text:p>
          </table:table-cell>
          <table:table-cell table:style-name="Tabelle10.A3" office:value-type="string">
            <text:p text:style-name="P13"><text:span text:style-name="T64">Name of the smoothed airfoil. Following files will be generated</text:span> </text:p>
            <text:p text:style-name="P13"/>
            <text:p text:style-name="P26"><text:span text:style-name="Absatz-Standardschriftart"><text:span text:style-name="T13">output_prefix.</text:span></text:span><text:span text:style-name="Absatz-Standardschriftart"><text:span text:style-name="T18">dat</text:span></text:span></text:p>
            <text:p text:style-name="P26"><text:span text:style-name="Absatz-Standardschriftart"><text:span text:style-name="T14"/></text:span></text:p>
            <text:p text:style-name="P26"><text:span text:style-name="Absatz-Standardschriftart"><text:span text:style-name="T13">output_prefix</text:span></text:span><text:span text:style-name="Absatz-Standardschriftart"><text:span text:style-name="T19">_design_coordinates.dat</text:span></text:span></text:p>
            <text:p text:style-name="P26"><text:span text:style-name="Absatz-Standardschriftart"><text:span text:style-name="T19"/></text:span></text:p>
            <text:p text:style-name="P36"><text:span text:style-name="Absatz-Standardschriftart"><text:span text:style-name="T68">If the option </text:span></text:span><text:span text:style-name="Absatz-Standardschriftart"><text:span text:style-name="T17">output_prefix</text:span></text:span><text:span text:style-name="Absatz-Standardschriftart"><text:span text:style-name="T67"> </text:span></text:span><text:span text:style-name="Absatz-Standardschriftart"><text:span text:style-name="T68">is omitted, the name of the output file will be &lt;prefix of </text:span></text:span><text:span text:style-name="Absatz-Standardschriftart"><text:span text:style-name="T17">input_file</text:span></text:span><text:span text:style-name="Absatz-Standardschriftart"><text:span text:style-name="T20">&gt;_smoothed.dat</text:span></text:span></text:p>
          </table:table-cell>
        </table:table-row>
        <table:table-row>
          <table:table-cell table:style-name="Tabelle10.A3" office:value-type="string">
            <text:p text:style-name="P41"><text:span text:style-name="Absatz-Standardschriftart"><text:span text:style-name="T7">[/v]</text:span></text:span></text:p>
          </table:table-cell>
          <table:table-cell table:style-name="Tabelle10.A3" office:value-type="string">
            <text:p text:style-name="P14">- <text:span text:style-name="T70">optional - I</text:span><text:span text:style-name="Absatz-Standardschriftart"><text:span text:style-name="T68">n addition to the new airfoil .dat file, a file </text:span></text:span><text:span text:style-name="Absatz-Standardschriftart"><text:span text:style-name="T69">&lt;</text:span></text:span><text:span text:style-name="Absatz-Standardschriftart"><text:span text:style-name="T22">output_prefix_design</text:span></text:span><text:span text:style-name="Absatz-Standardschriftart"><text:span text:style-name="T23">&gt;</text:span></text:span><text:span text:style-name="Absatz-Standardschriftart"><text:span text:style-name="T22">_coordinates.dat</text:span></text:span><text:span text:style-name="Absatz-Standardschriftart"><text:span text:style-name="T68"> will be generated which allows to inspect the result of repanel and normalize with Xoptfoil_visualizer-JX.</text:span></text:span></text:p>
          </table:table-cell>
        </table:table-row>
      </table:table>
      <text:p text:style-name="P2"><text:span text:style-name="Absatz-Standardschriftart"/></text:p>
      <text:p text:style-name="P6">Example:</text:p>
      <text:p text:style-name="P19"><text:span text:style-name="Absatz-Standardschriftart"><text:span text:style-name="T8">Xfoil_worker -</text:span></text:span><text:span text:style-name="Absatz-Standardschriftart"><text:span text:style-name="T10">w smooth </text:span></text:span><text:span text:style-name="Absatz-Standardschriftart"><text:span text:style-name="T8">-i i</text:span></text:span><text:span text:style-name="Absatz-Standardschriftart"><text:span text:style-name="T9">Smooth</text:span></text:span><text:span text:style-name="Absatz-Standardschriftart"><text:span text:style-name="T8">.txt -a RG15.dat </text:span></text:span><text:span text:style-name="Absatz-Standardschriftart"><text:span text:style-name="T65">-</text:span></text:span><text:span text:style-name="Absatz-Standardschriftart"><text:span text:style-name="T66">o</text:span></text:span><text:span text:style-name="Absatz-Standardschriftart"><text:span text:style-name="T8"> </text:span></text:span><text:span text:style-name="Absatz-Standardschriftart"><text:span text:style-name="T9">RG15_smoothed </text:span></text:span><text:span text:style-name="Absatz-Standardschriftart"><text:span text:style-name="T8"><text:s/></text:span></text:span><text:span text:style-name="Absatz-Standardschriftart"><text:span text:style-name="T25"><text:line-break/></text:span></text:span><text:span text:style-name="Absatz-Standardschriftart"><text:span text:style-name="T8">Xfoil_worker -</text:span></text:span><text:span text:style-name="Absatz-Standardschriftart"><text:span text:style-name="T10">w smooth</text:span></text:span><text:span text:style-name="Absatz-Standardschriftart"><text:span text:style-name="T8"> -a A</text:span></text:span><text:span text:style-name="Absatz-Standardschriftart"><text:span text:style-name="T12">G40</text:span></text:span><text:span text:style-name="Absatz-Standardschriftart"><text:span text:style-name="T8">.dat </text:span></text:span><text:span text:style-name="Absatz-Standardschriftart"><text:span text:style-name="T25"><text:line-break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ource Han Sans CN Regular" style:font-size-asian="12pt" style:language-asian="de" style:country-asian="DE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ource Han Sans CN Regular" style:font-size-asian="12pt" style:language-asian="de" style:country-asian="DE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font-size="10pt" style:font-size-asian="10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 fo:hyphenation-ladder-count="no-limit"/>
      <style:text-properties fo:font-size="11pt" fo:font-weight="bold" style:font-size-asian="11pt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able_20_Contents" style:class="extra"/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  <dc:title>Standard</dc:title>
    <meta:initial-creator>Jochen Günzel</meta:initial-creator>
    <meta:creation-date>2020-05-14T09:44:00Z</meta:creation-date>
    <dc:date>2020-06-10T10:17:25.817000000</dc:date>
    <meta:editing-cycles>16</meta:editing-cycles>
    <meta:editing-duration>PT1H10M21S</meta:editing-duration>
    <meta:document-statistic meta:table-count="3" meta:image-count="0" meta:object-count="0" meta:page-count="3" meta:paragraph-count="75" meta:word-count="813" meta:character-count="5474" meta:non-whitespace-character-count="4598"/>
    <meta:template xlink:type="simple" xlink:actuate="onRequest" xlink:title="" xlink:href="../Xoptfoil-JX%20Reference.odt/Standard.ott"/>
  </office:meta>
</office:document-meta>
</file>